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DejaVu Sans Mono', 'Bitstream Vera Sans Mono', 'Lucida Console', monospace"/>
    <style:font-face style:name="Inter" svg:font-family="Inter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34374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343741" fo:padding="0cm" fo:border="none"/>
      <style:text-properties fo:font-variant="normal" fo:text-transform="none" fo:color="#888888" style:font-name="Consolas" fo:font-size="12pt" fo:letter-spacing="normal" fo:font-style="normal" fo:font-weight="normal" fo:background-color="#343741"/>
    </style:style>
    <style:style style:name="P2" style:family="paragraph" style:parent-style-name="Preformatted_20_Text">
      <loext:graphic-properties draw:fill="solid" draw:fill-color="#34374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343741" fo:padding="0cm" fo:border="none"/>
    </style:style>
    <style:style style:name="P3" style:family="paragraph" style:parent-style-name="Preformatted_20_Text">
      <loext:graphic-properties draw:fill="solid" draw:fill-color="#343741" draw:opacity="100%"/>
      <style:paragraph-properties fo:margin-top="0cm" fo:margin-bottom="0cm" loext:contextual-spacing="false" fo:text-align="start" style:justify-single-word="false" fo:orphans="2" fo:widows="2" fo:background-color="#343741" fo:padding="0cm" fo:border="none"/>
      <style:text-properties fo:font-variant="normal" fo:text-transform="none" fo:color="#888888" style:font-name="Consolas" fo:font-size="12pt" fo:letter-spacing="normal" fo:font-style="normal" fo:font-weight="normal"/>
    </style:style>
    <style:style style:name="P4" style:family="paragraph" style:parent-style-name="Standard">
      <style:text-properties officeooo:paragraph-rsid="00048f42"/>
    </style:style>
    <style:style style:name="P5" style:family="paragraph" style:parent-style-name="Standard">
      <style:text-properties officeooo:rsid="0006f06d" officeooo:paragraph-rsid="0006f06d"/>
    </style:style>
    <style:style style:name="P6" style:family="paragraph" style:parent-style-name="Standard">
      <style:text-properties officeooo:paragraph-rsid="0006f06d"/>
    </style:style>
    <style:style style:name="P7" style:family="paragraph" style:parent-style-name="Standard">
      <style:text-properties officeooo:rsid="0007faa2" officeooo:paragraph-rsid="0007faa2"/>
    </style:style>
    <style:style style:name="P8" style:family="paragraph" style:parent-style-name="Standard">
      <style:text-properties officeooo:rsid="00092b91" officeooo:paragraph-rsid="00092b91"/>
    </style:style>
    <style:style style:name="P9" style:family="paragraph" style:parent-style-name="Standard">
      <style:text-properties officeooo:rsid="00092b91" officeooo:paragraph-rsid="000941f6"/>
    </style:style>
    <style:style style:name="P10" style:family="paragraph" style:parent-style-name="Standard">
      <style:text-properties officeooo:rsid="00092b91" officeooo:paragraph-rsid="000ab65d"/>
    </style:style>
    <style:style style:name="P11" style:family="paragraph" style:parent-style-name="Standard">
      <style:text-properties officeooo:paragraph-rsid="00092b91"/>
    </style:style>
    <style:style style:name="P12" style:family="paragraph" style:parent-style-name="Standard">
      <style:text-properties officeooo:rsid="000941f6" officeooo:paragraph-rsid="000941f6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ter"/>
    </style:style>
    <style:style style:name="T1" style:family="text">
      <style:text-properties fo:color="#f5f7fa"/>
    </style:style>
    <style:style style:name="T2" style:family="text">
      <style:text-properties fo:color="#ff886c"/>
    </style:style>
    <style:style style:name="T3" style:family="text">
      <style:text-properties fo:color="#adefff"/>
    </style:style>
    <style:style style:name="T4" style:family="text">
      <style:text-properties officeooo:rsid="00048f42"/>
    </style:style>
    <style:style style:name="T5" style:family="text">
      <style:text-properties officeooo:rsid="0004d1e3"/>
    </style:style>
    <style:style style:name="T6" style:family="text">
      <style:text-properties officeooo:rsid="000557fd"/>
    </style:style>
    <style:style style:name="T7" style:family="text">
      <style:text-properties officeooo:rsid="0006f06d"/>
    </style:style>
    <style:style style:name="T8" style:family="text">
      <style:text-properties officeooo:rsid="0007faa2"/>
    </style:style>
    <style:style style:name="T9" style:family="text">
      <style:text-properties officeooo:rsid="00092b91"/>
    </style:style>
    <style:style style:name="T10" style:family="text">
      <style:text-properties fo:font-variant="normal" fo:text-transform="none" fo:color="#adefff" style:font-name="Consolas" fo:font-size="12pt" fo:letter-spacing="normal" fo:font-style="normal" fo:font-weight="normal"/>
    </style:style>
    <style:style style:name="T11" style:family="text">
      <style:text-properties officeooo:rsid="000941f6"/>
    </style:style>
    <style:style style:name="T12" style:family="text">
      <style:text-properties officeooo:rsid="000a06e3"/>
    </style:style>
    <style:style style:name="T13" style:family="text">
      <style:text-properties officeooo:rsid="000ab6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Standard"><text:s/></text:p>
      <text:p text:style-name="Standard"/>
      <text:p text:style-name="P5">step 1 - </text:p>
      <text:p text:style-name="P5">set kernel parameter vm.max_map_count = 262144 in the sysctl.conf file</text:p>
      <text:p text:style-name="P5">step 2 - </text:p>
      <text:p text:style-name="P6"><text:span text:style-name="T7">create a docker-compose.yml file to install <text:s/>kibana, elasticsearch mentioning ports, </text:span><text:span text:style-name="T8">image version, container name, volumes and environment</text:span></text:p>
      <text:p text:style-name="P7">step 3 - </text:p>
      <text:p text:style-name="P8">check if the images have been installed and mapped on correct ports. Also check if kibana is running : http://localhost:5601</text:p>
      <text:p text:style-name="P8">command – docker-compose ps</text:p>
      <text:p text:style-name="P8">step 4 - </text:p>
      <text:p text:style-name="P10"><text:span text:style-name="T13">run nginx image specifying ports and name</text:span></text:p>
      <text:p text:style-name="P10"><text:span text:style-name="T13">command – docker run -d -p 80:80 –name nginx nginx</text:span></text:p>
      <text:p text:style-name="P10"/>
      <text:p text:style-name="P10"><text:span text:style-name="T13">step 5 - </text:span>check if nginx is deployed on the mapped port</text:p>
      <text:p text:style-name="P8"><text:a xlink:type="simple" xlink:href="http://IP:80/" text:style-name="Internet_20_link" text:visited-style-name="Visited_20_Internet_20_Link">http://IP:80</text:a></text:p>
      <text:p text:style-name="P8">step 5 - </text:p>
      <text:p text:style-name="P11"><text:span text:style-name="T9">set up </text:span><text:span text:style-name="T11">and configure </text:span><text:span text:style-name="T9">filebeat. </text:span><text:span text:style-name="T11">Edit host IP address in the filebeat configuration file</text:span></text:p>
      <text:p text:style-name="P8"><text:span text:style-name="T10">command - </text:span></text:p>
      <text:p text:style-name="P11">docker run \</text:p>
      <text:p text:style-name="P11">docker.elastic.co/beats/filebeat:8.3.3 \</text:p>
      <text:p text:style-name="P11">setup -E setup.kibana.host=<text:span text:style-name="T4">192.168.29.53</text:span>:5601 \</text:p>
      <text:p text:style-name="P8">-E output.elasticsearch.hosts=["<text:span text:style-name="T4">192.168.29.53:</text:span>9200"]</text:p>
      <text:p text:style-name="P8"/>
      <text:p text:style-name="P9"/>
      <text:p text:style-name="P9">curl -L -O <text:a xlink:type="simple" xlink:href="https://raw.githubusercontent.com/elastic/beats/7.8/deploy/docker/filebeat.docker.yml" text:style-name="Internet_20_link" text:visited-style-name="Visited_20_Internet_20_Link">https://raw.githubusercontent.com/elastic/beats/</text:a><text:a xlink:type="simple" xlink:href="https://raw.githubusercontent.com/elastic/beats/7.8/deploy/docker/filebeat.docker.yml" text:style-name="Internet_20_link" text:visited-style-name="Visited_20_Internet_20_Link"><text:span text:style-name="T4">7.8</text:span></text:a><text:a xlink:type="simple" xlink:href="https://raw.githubusercontent.com/elastic/beats/7.8/deploy/docker/filebeat.docker.yml" text:style-name="Internet_20_link" text:visited-style-name="Visited_20_Internet_20_Link">/deploy/docker/filebeat.docker.yml</text:a></text:p>
      <text:p text:style-name="P8"/>
      <text:p text:style-name="P8"/>
      <text:p text:style-name="P8">docker run -d \</text:p>
      <text:p text:style-name="P8"><text:s text:c="2"/>--name=filebeat \</text:p>
      <text:p text:style-name="P8"><text:s text:c="2"/>--user=root \</text:p>
      <text:p text:style-name="P8"><text:s text:c="2"/>--volume="$(pwd)/filebeat.docker.yml:/usr/share/filebeat/filebeat.yml:ro" \</text:p>
      <text:p text:style-name="P8"><text:s text:c="2"/>--volume="/var/lib/docker/containers:/var/lib/docker/containers:ro" \</text:p>
      <text:p text:style-name="P8"><text:s text:c="2"/>--volume="/var/run/docker.sock:/var/run/docker.sock:ro" \</text:p>
      <text:p text:style-name="P8"><text:s text:c="2"/>docker.elastic.co/beats/filebeat:<text:span text:style-name="T12">7.8.0</text:span> filebeat -e --strict.perms=false \</text:p>
      <text:p text:style-name="P12"/>
      <text:p text:style-name="P12"/>
      <text:p text:style-name="P12"/>
      <text:p text:style-name="P12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DejaVu Sans Mono', 'Bitstream Vera Sans Mono', 'Lucida Console', monospace"/>
    <style:font-face style:name="Inter" svg:font-family="Inter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5:24:55.093684575</meta:creation-date>
    <dc:date>2022-08-18T15:47:13.128033094</dc:date>
    <meta:editing-duration>PT4M32S</meta:editing-duration>
    <meta:editing-cycles>1</meta:editing-cycles>
    <meta:document-statistic meta:table-count="0" meta:image-count="0" meta:object-count="0" meta:page-count="1" meta:paragraph-count="28" meta:word-count="150" meta:character-count="1237" meta:non-whitespace-character-count="1098"/>
    <meta:generator>LibreOffice/6.4.2.2$Linux_X86_64 LibreOffice_project/40$Build-2</meta:generator>
  </office:meta>
</office:document-meta>
</file>